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en utile</text:p>
      <text:p text:style-name="Standard">ARDUINO :</text:p>
      <text:p text:style-name="Standard"><text:a xlink:type="simple" xlink:href="http://www.v-labs.fr/article/tuto-capteur-de-mouvements-photos-sur-arduino-raspberry-b" text:style-name="Internet_20_link" text:visited-style-name="Visited_20_Internet_20_Link">http://www.v-labs.fr/article/tuto-capteur-de-mouvements-photos-sur-arduino-raspberry-b</text:a></text:p>
      <text:p text:style-name="Standard"/>
      <text:p text:style-name="Standard"><text:a xlink:type="simple" xlink:href="https://openclassrooms.com/courses/programmez-vos-premiers-montages-avec-arduino" text:style-name="Internet_20_link" text:visited-style-name="Visited_20_Internet_20_Link">https://openclassrooms.com/courses/programmez-vos-premiers-montages-avec-arduino</text:a></text:p>
      <text:p text:style-name="Standard"><text:a xlink:type="simple" xlink:href="https://www.youtube.com/watch?v=eBhZHJdGzvA" text:style-name="Internet_20_link" text:visited-style-name="Visited_20_Internet_20_Link">https://www.youtube.com/watch?v=eBhZHJdGzvA</text:a></text:p>
      <text:p text:style-name="Standard"/>
      <text:p text:style-name="Standard"/>
      <text:p text:style-name="Standard">CONNECTER UN ARDUINO ET RASBERRY</text:p>
      <text:p text:style-name="Standard"><text:a xlink:type="simple" xlink:href="https://gladysproject.com/fr/article/connecter-un-arduino-au-raspberry-pi" text:style-name="Internet_20_link" text:visited-style-name="Visited_20_Internet_20_Link">https://gladysproject.com/fr/article/connecter-un-arduino-au-raspberry-pi</text:a></text:p>
      <text:p text:style-name="Standard"/>
      <text:p text:style-name="Standard"><text:a xlink:type="simple" xlink:href="http://electroniqueamateur.blogspot.fr/2014/05/communication-par-usb-entre-raspberry.html" text:style-name="Internet_20_link" text:visited-style-name="Visited_20_Internet_20_Link">http://electroniqueamateur.blogspot.fr/2014/05/communication-par-usb-entre-raspberry.html</text:a></text:p>
      <text:p text:style-name="Standard"/>
      <text:p text:style-name="Standard"/>
      <text:p text:style-name="Standard">CODE ARDUINO A REPRENDRE POUR UTILISER UN DETECTEUR MOUVEMENT</text:p>
      <text:p text:style-name="Standard"><text:a xlink:type="simple" xlink:href="https://github.com/V-labs/VlabsMotionDetect/blob/master/VlabsMotionDetect.ino" text:style-name="Internet_20_link" text:visited-style-name="Visited_20_Internet_20_Link">https://github.com/V-labs/VlabsMotionDetect/blob/master/VlabsMotionDetect.ino</text:a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9-21T09:18:32.95</meta:creation-date>
    <dc:date>2017-10-16T11:16:42.64</dc:date>
    <meta:editing-duration>PT1H18M24S</meta:editing-duration>
    <meta:editing-cycles>9</meta:editing-cycles>
    <meta:generator>OpenOffice/4.1.1$Win32 OpenOffice.org_project/411m6$Build-9775</meta:generator>
    <meta:document-statistic meta:table-count="0" meta:image-count="0" meta:object-count="0" meta:page-count="1" meta:paragraph-count="10" meta:word-count="24" meta:character-count="560"/>
  </office:meta>
</office:document-meta>
</file>